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67cm" fo:break-before="auto" style:use-optimal-row-height="tru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1.43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57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82cm" fo:break-before="auto" style:use-optimal-row-height="tru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86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56">
            <text:p>0,026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56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3, D4, D5, D6, D8, D9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3" office:value-type="float" office:value="0.193">
            <text:p>0,193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727-7370-1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BAS316-T/R</text:p>
          </table:table-cell>
          <table:table-cell table:style-name="ce69" office:value-type="float" office:value="0.179">
            <text:p>0,17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69" office:value-type="float" office:value="0.122">
            <text:p>0,122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3" office:value-type="float" office:value="0.02645">
            <text:p>0,026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5]&lt;&gt;&quot;&quot;;&quot;&quot;;[.B5])" office:value-type="float" office:value="6">
            <text:p>6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2645">
            <text:p>0,026 €</text:p>
          </table:table-cell>
          <table:table-cell table:style-name="ce114" table:formula="of:=[.B5]" office:value-type="float" office:value="6">
            <text:p>6</text:p>
          </table:table-cell>
          <table:table-cell table:style-name="ce131" table:formula="of:=[.Z5]*[.AA5]" office:value-type="float" office:value="0.1587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A9534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296-40574-1-ND </text:p>
          </table:table-cell>
          <table:table-cell table:style-name="ce70" office:value-type="float" office:value="1.15">
            <text:p>1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CA9534PWR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14-3997</text:p>
          </table:table-cell>
          <table:table-cell table:style-name="ce86" office:value-type="string">
            <text:p>TCA9535PWR</text:p>
          </table:table-cell>
          <table:table-cell table:style-name="ce70" office:value-type="float" office:value="1.071">
            <text:p>1,07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]&lt;&gt;&quot;&quot;;&quot;&quot;;[.B6])" office:value-type="float" office:value="1">
            <text:p>1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0" table:formula="of:=IF([.B6]&lt;&gt;&quot;&quot;;MIN([.H6];[.K6];[.N6];[.R6];[.U6]);&quot;&quot;)" office:value-type="currency" office:currency="EUR" office:value="0.934">
            <text:p>0,934 €</text:p>
          </table:table-cell>
          <table:table-cell table:style-name="ce114" table:formula="of:=[.B6]" office:value-type="float" office:value="1">
            <text:p>1</text:p>
          </table:table-cell>
          <table:table-cell table:style-name="ce131" table:formula="of:=[.Z6]*[.AA6]" office:value-type="float" office:value="0.934">
            <text:p>0,9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RT424005</text:p>
          </table:table-cell>
          <table:table-cell table:style-name="ce22" office:value-type="string">
            <text:p><text:span text:style-name="T1">THT</text:span>; 8A relay</text:p>
          </table:table-cell>
          <table:table-cell table:style-name="ce13" office:value-type="string">
            <text:p>K1, K2, K3, K4</text:p>
          </table:table-cell>
          <table:table-cell table:style-name="ce13" office:value-type="string">
            <text:p>1629052</text:p>
          </table:table-cell>
          <table:table-cell table:style-name="ce13" office:value-type="string">
            <text:p>RT424005</text:p>
          </table:table-cell>
          <table:table-cell table:style-name="ce43" office:value-type="float" office:value="2.64">
            <text:p>2,6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B1998-ND</text:p>
          </table:table-cell>
          <table:table-cell table:style-name="ce69" office:value-type="float" office:value="3.62">
            <text:p>3,6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5-RT424005 </text:p>
          </table:table-cell>
          <table:table-cell table:style-name="ce69" office:value-type="float" office:value="2.82">
            <text:p>2,8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RT424005</text:p>
          </table:table-cell>
          <table:table-cell table:style-name="ce43" office:value-type="float" office:value="1.15">
            <text:p>1,150</text:p>
          </table:table-cell>
          <table:table-cell table:style-name="ce76" office:value-type="float" office:value="5">
            <text:p>5</text:p>
          </table:table-cell>
          <table:table-cell table:style-name="ce102" table:formula="of:=[.B7]" office:value-type="float" office:value="4">
            <text:p>4</text:p>
          </table:table-cell>
          <table:table-cell table:style-name="ce76" table:formula="of:=IF([.W7]&lt;&gt;&quot;&quot;;&quot;&quot;;[.B7])">
            <text:p/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1.15">
            <text:p>1,150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4.6">
            <text:p>4,6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, Q2, Q3, Q4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86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92">
            <text:p>0,019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768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2, R4, R5</text:p>
            <text:p/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,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1">
            <text:p>1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0" table:formula="of:=IF([.B10]&lt;&gt;&quot;&quot;;MIN([.H10];[.K10];[.N10];[.R10];[.U10]);&quot;&quot;)" office:value-type="currency" office:currency="EUR" office:value="0.006">
            <text:p>0,006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006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DS1021-2*10SF11</text:p>
          </table:table-cell>
          <table:table-cell table:style-name="ce22" office:value-type="string">
            <text:p><text:span text:style-name="T1">THT</text:span>; 2x10-pin 0.1” header</text:p>
          </table:table-cell>
          <table:table-cell table:style-name="ce13" office:value-type="string">
            <text:p>X1, X2, X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77313-802-20LF</text:p>
          </table:table-cell>
          <table:table-cell table:style-name="ce69" office:value-type="float" office:value="0.534">
            <text:p>0,5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1-2*10SF11</text:p>
          </table:table-cell>
          <table:table-cell table:style-name="ce43" office:value-type="float" office:value="0.16471">
            <text:p>0,165</text:p>
          </table:table-cell>
          <table:table-cell table:style-name="ce76" office:value-type="float" office:value="10">
            <text:p>10</text:p>
          </table:table-cell>
          <table:table-cell table:style-name="ce102" table:formula="of:=[.B11]" office:value-type="float" office:value="3">
            <text:p>3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16471">
            <text:p>0,165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2-2*20RF11</text:p>
          </table:table-cell>
          <table:table-cell table:style-name="ce23" office:value-type="string">
            <text:p><text:span text:style-name="T1">THT</text:span>; 2x20-pin 0.1” header, right angled</text:p>
          </table:table-cell>
          <table:table-cell table:style-name="ce14" office:value-type="string">
            <text:p>X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68020-140HLF 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2-2*20RF11</text:p>
          </table:table-cell>
          <table:table-cell table:style-name="ce44" office:value-type="float" office:value="0.2821">
            <text:p>0,282</text:p>
          </table:table-cell>
          <table:table-cell table:style-name="ce77" office:value-type="float" office:value="2">
            <text:p>2</text:p>
          </table:table-cell>
          <table:table-cell table:style-name="ce103" table:formula="of:=[.B12]" office:value-type="float" office:value="1">
            <text:p>1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821">
            <text:p>0,282 €</text:p>
          </table:table-cell>
          <table:table-cell table:style-name="ce114" table:formula="of:=[.B12]" office:value-type="float" office:value="1">
            <text:p>1</text:p>
          </table:table-cell>
          <table:table-cell table:style-name="ce131" table:formula="of:=[.Z12]*[.AA12]" office:value-type="float" office:value="0.2821">
            <text:p>0,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3" office:value-type="string">
            <text:p>DS1023-2*14S21</text:p>
          </table:table-cell>
          <table:table-cell table:style-name="ce22" office:value-type="string">
            <text:p><text:span text:style-name="T1">THT</text:span>; 2x13-pin 0.1” receptacle</text:p>
          </table:table-cell>
          <table:table-cell table:style-name="ce13" office:value-type="string">
            <text:p>X4, X6, X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7082-ND </text:p>
          </table:table-cell>
          <table:table-cell table:style-name="ce69" office:value-type="float" office:value="1.52">
            <text:p>1,5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SSQ-114-01-T-D</text:p>
          </table:table-cell>
          <table:table-cell table:style-name="ce69" office:value-type="float" office:value="1.96">
            <text:p>1,96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3-2*14S21</text:p>
          </table:table-cell>
          <table:table-cell table:style-name="ce43" office:value-type="float" office:value="0.295">
            <text:p>0,295</text:p>
          </table:table-cell>
          <table:table-cell table:style-name="ce76" office:value-type="float" office:value="2">
            <text:p>2</text:p>
          </table:table-cell>
          <table:table-cell table:style-name="ce102" table:formula="of:=[.B13]" office:value-type="float" office:value="3">
            <text:p>3</text:p>
          </table:table-cell>
          <table:table-cell table:style-name="ce76" table:formula="of:=IF([.W13]&lt;&gt;&quot;&quot;;&quot;&quot;;[.B13])">
            <text:p/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295">
            <text:p>0,295 €</text:p>
          </table:table-cell>
          <table:table-cell table:style-name="ce114" table:formula="of:=[.B13]" office:value-type="float" office:value="3">
            <text:p>3</text:p>
          </table:table-cell>
          <table:table-cell table:style-name="ce131" table:formula="of:=[.Z13]*[.AA13]" office:value-type="float" office:value="0.885">
            <text:p>0,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SMAJ18A</text:p>
          </table:table-cell>
          <table:table-cell table:style-name="ce23" office:value-type="string">
            <text:p>DO-214AC</text:p>
          </table:table-cell>
          <table:table-cell table:style-name="ce14" office:value-type="string">
            <text:p>ZD1, ZD2, ZD3, ZD4</text:p>
          </table:table-cell>
          <table:table-cell table:style-name="ce14" office:value-type="string">
            <text:p>2677644</text:p>
          </table:table-cell>
          <table:table-cell table:style-name="ce23" office:value-type="string">
            <text:p>SMAJ18A</text:p>
          </table:table-cell>
          <table:table-cell table:style-name="ce44" office:value-type="float" office:value="0.108">
            <text:p>0,10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18A-FDI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18A-Q </text:p>
          </table:table-cell>
          <table:table-cell table:style-name="ce70" office:value-type="float" office:value="0.384">
            <text:p>0,38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0-3443</text:p>
          </table:table-cell>
          <table:table-cell table:style-name="ce86" office:value-type="string">
            <text:p>SMAJ18A-E3/61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18A-E3/61</text:p>
          </table:table-cell>
          <table:table-cell table:style-name="ce44" office:value-type="float" office:value="0.1">
            <text:p>0,100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14]&lt;&gt;&quot;&quot;;&quot;&quot;;[.B14])" office:value-type="float" office:value="4">
            <text:p>4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">
            <text:p>0,100 €</text:p>
          </table:table-cell>
          <table:table-cell table:style-name="ce114" table:formula="of:=[.B14]" office:value-type="float" office:value="4">
            <text:p>4</text:p>
          </table:table-cell>
          <table:table-cell table:style-name="ce131" table:formula="of:=[.Z14]*[.AA14]" office:value-type="float" office:value="0.4">
            <text:p>0,400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4])" office:value-type="float" office:value="11">
            <text:p>11</text:p>
          </table:table-cell>
          <table:table-cell table:style-name="ce108" table:formula="of:=SUM([.X3:.X14])" office:value-type="float" office:value="22">
            <text:p>22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4])" office:value-type="currency" office:currency="EUR" office:value="7.93613">
            <text:p>7,94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7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1, LED4, LED5, LED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8]&lt;&gt;&quot;&quot;;&quot;&quot;;[.B18])" office:value-type="float" office:value="4">
            <text:p>4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4">
            <text:p>4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LED2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, D5, D6, D7, D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2" office:value-type="string">
            <text:p>DO-214AA</text:p>
          </table:table-cell>
          <table:table-cell table:style-name="ce14" office:value-type="string">
            <text:p>D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2]&lt;&gt;&quot;&quot;;&quot;&quot;;[.B22])" office:value-type="float" office:value="1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4" table:formula="of:=[.B22]" office:value-type="float" office:value="1">
            <text:p>1</text:p>
          </table:table-cell>
          <table:table-cell table:style-name="ce131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6, R7, R8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3]&lt;&gt;&quot;&quot;;&quot;&quot;;[.B23])" office:value-type="float" office:value="4">
            <text:p>4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4" table:formula="of:=[.B23]" office:value-type="float" office:value="4">
            <text:p>4</text:p>
          </table:table-cell>
          <table:table-cell table:style-name="ce131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,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K5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0" table:formula="of:=IF([.B25]&lt;&gt;&quot;&quot;;MIN([.H25];[.K25];[.N25];[.R25];[.U25]);&quot;&quot;)" office:value-type="currency" office:currency="EUR" office:value="0">
            <text:p>0,000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THT; 8-pin 0.1" header for optional AdxL345 module</text:p>
          </table:table-cell>
          <table:table-cell table:style-name="ce14" office:value-type="string">
            <text:p>X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office:value-type="float" office:value="1">
            <text:p>1</text:p>
          </table:table-cell>
          <table:table-cell table:style-name="ce77"/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0" table:formula="of:=IF([.B26]&lt;&gt;&quot;&quot;;MIN([.H26];[.K26];[.N26];[.R26];[.U26]);&quot;&quot;)" office:value-type="currency" office:currency="EUR" office:value="0">
            <text:p>0,00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9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9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9]*[.AA29]" office:value-type="float" office:value="5.6">
            <text:p>5,6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9:.AB29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5]+[.AB30]" office:value-type="currency" office:currency="EUR" office:value="13.53613">
            <text:p>13,54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2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3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4" table:number-rows-repeated="5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:'EEZ PSU consolidated BOM'.AMJ14" table:contains-header="false">
          <table:sort>
            <table:sort-by table:field-number="4" table:data-type="automatic"/>
          </table:sort>
        </table:database-range>
        <table:database-range table:target-range-address="'EEZ PSU consolidated BOM'.A3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.11.2019</text:date>, <text:time>10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2, 2019-11-0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1-06T10:30:35</dc:date>
    <meta:editing-cycles>2625</meta:editing-cycles>
    <meta:editing-duration>P14DT8H29M44S</meta:editing-duration>
    <meta:generator>OpenOffice/4.1.6$Unix OpenOffice.org_project/416m1$Build-9790</meta:generator>
    <meta:document-statistic meta:table-count="1" meta:cell-count="5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